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style:font-name="Calibri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7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8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9" style:family="text">
      <style:text-properties style:font-name="Calibri" fo:font-size="12pt" style:text-underline-style="none" officeooo:rsid="001ae6ba" style:font-size-asian="12pt" style:font-size-complex="12pt"/>
    </style:style>
    <style:style style:name="T10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1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2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3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6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7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8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29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3">Un </text:span><text:span text:style-name="Strong_20_Emphasis"><text:span text:style-name="T3">container</text:span></text:span><text:span text:style-name="T3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3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3">✅ Vantaggi:</text:span></text:span></text:h>
      <text:list text:style-name="L1">
        <text:list-item>
          <text:p text:style-name="P9"><text:span text:style-name="Strong_20_Emphasis"><text:span text:style-name="T3">Portabilità</text:span></text:span><text:span text:style-name="T3">: Funzionano su qualsiasi piattaforma che supporta i container. </text:span></text:p>
        </text:list-item>
        <text:list-item>
          <text:p text:style-name="P9"><text:span text:style-name="Strong_20_Emphasis"><text:span text:style-name="T3">Isolamento</text:span></text:span><text:span text:style-name="T3">: Evitano conflitti tra applicazioni diverse. </text:span></text:p>
        </text:list-item>
        <text:list-item>
          <text:p text:style-name="P9"><text:span text:style-name="Strong_20_Emphasis"><text:span text:style-name="T3">Leggerezza</text:span></text:span><text:span text:style-name="T3">: Consumo di risorse inferiore rispetto alle macchine virtuali. </text:span></text:p>
        </text:list-item>
        <text:list-item>
          <text:p text:style-name="P10"><text:span text:style-name="Strong_20_Emphasis"><text:span text:style-name="T3">Scalabilità</text:span></text:span><text:span text:style-name="T3">: Facili da replicare e distribuire su larga scala. </text:span></text:p>
        </text:list-item>
      </text:list>
      <text:h text:style-name="Heading_20_3" text:outline-level="3"><text:span text:style-name="Strong_20_Emphasis"><text:span text:style-name="T3">❌ Svantaggi:</text:span></text:span></text:h>
      <text:list text:style-name="L2">
        <text:list-item>
          <text:p text:style-name="P11"><text:span text:style-name="Strong_20_Emphasis"><text:span text:style-name="T3">Sicurezza</text:span></text:span><text:span text:style-name="T3">: Condividono il kernel del sistema operativo, aumentando il rischio di attacchi. </text:span></text:p>
        </text:list-item>
        <text:list-item>
          <text:p text:style-name="P11"><text:span text:style-name="Strong_20_Emphasis"><text:span text:style-name="T3">Gestione complessa</text:span></text:span><text:span text:style-name="T3">: Richiedono strumenti come Kubernetes per orchestrare più container. </text:span></text:p>
        </text:list-item>
        <text:list-item>
          <text:p text:style-name="P12"><text:span text:style-name="Strong_20_Emphasis"><text:span text:style-name="T3">Persistenza dati</text:span></text:span><text:span text:style-name="T3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3">2. Container nel Web Development (HTML &amp; CSS)</text:span></text:span></text:h>
      <text:p text:style-name="Text_20_body"><text:span text:style-name="T3">Un container in web development è un elemento HTML (come </text:span><text:span text:style-name="Source_20_Text"><text:span text:style-name="T3">&lt;div&gt;</text:span></text:span><text:span text:style-name="T3"> o </text:span><text:span text:style-name="Source_20_Text"><text:span text:style-name="T3">&lt;section&gt;</text:span></text:span><text:span text:style-name="T3">) che organizza il layout della pagina.</text:span></text:p>
      <text:h text:style-name="Heading_20_3" text:outline-level="3"><text:span text:style-name="Strong_20_Emphasis"><text:span text:style-name="T3">✅ Vantaggi:</text:span></text:span></text:h>
      <text:list text:style-name="L3">
        <text:list-item>
          <text:p text:style-name="P13"><text:span text:style-name="Strong_20_Emphasis"><text:span text:style-name="T3">Organizzazione del contenuto</text:span></text:span><text:span text:style-name="T3">: Aiuta a strutturare il layout. </text:span></text:p>
        </text:list-item>
        <text:list-item>
          <text:p text:style-name="P13"><text:span text:style-name="Strong_20_Emphasis"><text:span text:style-name="T3">Facile personalizzazione</text:span></text:span><text:span text:style-name="T3">: Consente l’applicazione di stili CSS mirati. </text:span></text:p>
        </text:list-item>
        <text:list-item>
          <text:p text:style-name="P14"><text:span text:style-name="Strong_20_Emphasis"><text:span text:style-name="T3">Compatibilità con Flexbox e Grid</text:span></text:span><text:span text:style-name="T3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3">❌ Svantaggi:</text:span></text:span></text:h>
      <text:list text:style-name="L4">
        <text:list-item>
          <text:p text:style-name="P15"><text:span text:style-name="Strong_20_Emphasis"><text:span text:style-name="T3">Eccessivo annidamento</text:span></text:span><text:span text:style-name="T3">: Troppi container possono rendere il codice difficile da leggere. </text:span></text:p>
        </text:list-item>
        <text:list-item>
          <text:p text:style-name="P16"><text:span text:style-name="Strong_20_Emphasis"><text:span text:style-name="T3">Performance</text:span></text:span><text:span text:style-name="T3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3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3">✅ Vantaggi:</text:span></text:span></text:h>
      <text:list text:style-name="L5">
        <text:list-item>
          <text:p text:style-name="P17"><text:span text:style-name="Strong_20_Emphasis"><text:span text:style-name="T3">Efficienza</text:span></text:span><text:span text:style-name="T3">: Permette la gestione e il recupero rapido dei dati. </text:span></text:p>
        </text:list-item>
        <text:list-item>
          <text:p text:style-name="P17"><text:span text:style-name="Strong_20_Emphasis"><text:span text:style-name="T3">Flessibilità</text:span></text:span><text:span text:style-name="T3">: Disponibile in diverse forme (dinamico, statico, indicizzato, non indicizzato). </text:span></text:p>
        </text:list-item>
        <text:list-item>
          <text:p text:style-name="P18"><text:span text:style-name="Strong_20_Emphasis"><text:span text:style-name="T3">Struttura modulare</text:span></text:span><text:span text:style-name="T3">: Facilita la programmazione e il riutilizzo del codice. </text:span></text:p>
        </text:list-item>
      </text:list>
      <text:h text:style-name="Heading_20_3" text:outline-level="3"><text:span text:style-name="Strong_20_Emphasis"><text:span text:style-name="T3">❌ Svantaggi:</text:span></text:span></text:h>
      <text:list text:style-name="L6">
        <text:list-item>
          <text:p text:style-name="P19"><text:span text:style-name="Strong_20_Emphasis"><text:span text:style-name="T3">Uso errato della memoria</text:span></text:span><text:span text:style-name="T3">: Alcuni container consumano più memoria di quanto necessario. </text:span></text:p>
        </text:list-item>
        <text:list-item>
          <text:p text:style-name="P20"><text:span text:style-name="Strong_20_Emphasis"><text:span text:style-name="T3">Tempo di accesso variabile</text:span></text:span><text:span text:style-name="T3">: Strutture diverse hanno tempi di accesso differenti (es. liste vs array). </text:span></text:p>
        </text:list-item>
      </text:list>
      <text:p text:style-name="P7"/>
      <text:p text:style-name="Text_20_body"><text:span text:style-name="T3">💡 </text:span><text:span text:style-name="Strong_20_Emphasis"><text:span text:style-name="T3">Conclusione</text:span></text:span><text:span text:style-name="T3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4">Docker </text:span>→ crea e gestisce i container → container tecnologies</text:p>
      <text:p text:style-name="P21"><text:span text:style-name="T4">Docker </text:span>→ puoi usare a riga di comando oppure dall’applicazione web</text:p>
      <text:p text:style-name="P21"><text:span text:style-name="T4">Docker</text:span> → come funzionamento sotto c’è Linux</text:p>
      <text:p text:style-name="P21"><text:span text:style-name="T4">Docker </text:span>→ tecnologia che serve per sviluppare un applicazione → solo quello che serve → con tutte le dipendenze necessarie </text:p>
      <text:p text:style-name="P22">Docker<text:span text:style-name="T5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3">✅ Vantaggi:</text:span></text:span></text:h>
      <text:list text:style-name="L7">
        <text:list-item>
          <text:p text:style-name="P25"><text:span text:style-name="Strong_20_Emphasis"><text:span text:style-name="T6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6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6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7">Framework </text:span></text:span><text:span text:style-name="Strong_20_Emphasis"><text:span text:style-name="T8">→ insieme di dati che servono per collegarsi alle sue opzioni corrette con le varie funzioni</text:span></text:span></text:p>
      <text:h text:style-name="P24" text:outline-level="3"><text:span text:style-name="Strong_20_Emphasis"><text:span text:style-name="T3">Definizione di Framework</text:span></text:span></text:h>
      <text:p text:style-name="Text_20_body"><text:span text:style-name="T3">Un </text:span><text:span text:style-name="Strong_20_Emphasis"><text:span text:style-name="T3">framework</text:span></text:span><text:span text:style-name="T3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3">✅ Vantaggi di un Framework</text:span></text:span></text:h>
      <text:list text:style-name="L8">
        <text:list-item>
          <text:p text:style-name="P27"><text:span text:style-name="Strong_20_Emphasis"><text:span text:style-name="T3">Maggiore produttività</text:span></text:span><text:span text:style-name="T3">: Fornisce componenti pronti all’uso. </text:span></text:p>
        </text:list-item>
        <text:list-item>
          <text:p text:style-name="P27"><text:span text:style-name="Strong_20_Emphasis"><text:span text:style-name="T3">Struttura organizzata</text:span></text:span><text:span text:style-name="T3">: Impone regole e schemi per scrivere codice più ordinato. </text:span></text:p>
        </text:list-item>
        <text:list-item>
          <text:p text:style-name="P27"><text:span text:style-name="Strong_20_Emphasis"><text:span text:style-name="T3">Sicurezza</text:span></text:span><text:span text:style-name="T3">: Include meccanismi di protezione contro vulnerabilità comuni. </text:span></text:p>
        </text:list-item>
        <text:list-item>
          <text:p text:style-name="P27"><text:span text:style-name="Strong_20_Emphasis"><text:span text:style-name="T3">Manutenibilità</text:span></text:span><text:span text:style-name="T3">: Favorisce il riutilizzo del codice e facilita gli aggiornamenti. </text:span></text:p>
        </text:list-item>
        <text:list-item>
          <text:p text:style-name="P28"><text:span text:style-name="Strong_20_Emphasis"><text:span text:style-name="T3">Comunità e supporto</text:span></text:span><text:span text:style-name="T3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3">❌ Svantaggi di un Framework</text:span></text:span></text:h>
      <text:list text:style-name="L9">
        <text:list-item>
          <text:p text:style-name="P29"><text:span text:style-name="Strong_20_Emphasis"><text:span text:style-name="T3">Curva di apprendimento</text:span></text:span><text:span text:style-name="T3">: Alcuni framework sono complessi e richiedono tempo per essere imparati. </text:span></text:p>
        </text:list-item>
        <text:list-item>
          <text:p text:style-name="P29"><text:span text:style-name="Strong_20_Emphasis"><text:span text:style-name="T3">Rigidità</text:span></text:span><text:span text:style-name="T3">: Impone una struttura che può limitare la libertà dello sviluppatore. </text:span></text:p>
        </text:list-item>
        <text:list-item>
          <text:p text:style-name="P30"><text:span text:style-name="Strong_20_Emphasis"><text:span text:style-name="T3">Overhead</text:span></text:span><text:span text:style-name="T3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3">Esempi di Framework</text:span></text:span></text:h>
      <text:list text:style-name="L10">
        <text:list-item>
          <text:p text:style-name="P31"><text:span text:style-name="Strong_20_Emphasis"><text:span text:style-name="T3">Web Development</text:span></text:span><text:span text:style-name="T3">: React, Angular, Vue.js </text:span></text:p>
        </text:list-item>
        <text:list-item>
          <text:p text:style-name="P31"><text:span text:style-name="Strong_20_Emphasis"><text:span text:style-name="T3">Backend</text:span></text:span><text:span text:style-name="T3">: Django (Python), Spring (Java), Express.js (Node.js) </text:span></text:p>
        </text:list-item>
        <text:list-item>
          <text:p text:style-name="P31"><text:span text:style-name="Strong_20_Emphasis"><text:span text:style-name="T3">Mobile</text:span></text:span><text:span text:style-name="T3">: Flutter, React Native </text:span></text:p>
        </text:list-item>
        <text:list-item>
          <text:p text:style-name="P32"><text:span text:style-name="Strong_20_Emphasis"><text:span text:style-name="T3">Machine Learning</text:span></text:span><text:span text:style-name="T3">: TensorFlow, PyTorch </text:span></text:p>
        </text:list-item>
      </text:list>
      <text:p text:style-name="Text_20_body"><text:span text:style-name="T3">💡 </text:span><text:span text:style-name="Strong_20_Emphasis"><text:span text:style-name="T3">Conclusione</text:span></text:span><text:span text:style-name="T3">: Un framework semplifica lo sviluppo, ma richiede studio per sfruttarne al meglio le potenzialità! 🚀</text:span></text:p>
      <text:p text:style-name="P33"><text:span text:style-name="Strong_20_Emphasis"><text:span text:style-name="T3"/></text:span></text:p>
      <text:p text:style-name="P33"><text:span text:style-name="Strong_20_Emphasis"><text:span text:style-name="T3"/></text:span></text:p>
      <text:p text:style-name="P33"><text:span text:style-name="Strong_20_Emphasis"><text:span text:style-name="T3"/></text:span></text:p>
      <text:h text:style-name="P24" text:outline-level="3"><text:soft-page-break/><text:span text:style-name="Strong_20_Emphasis"><text:span text:style-name="T3">Virtual Machine (VM) vs Docker (Containerization)</text:span></text:span></text:h>
      <text:h text:style-name="Heading_20_4" text:outline-level="4"><text:span text:style-name="Strong_20_Emphasis"><text:span text:style-name="T3">Virtual Machine (VM)</text:span></text:span></text:h>
      <text:p text:style-name="Text_20_body"><text:span text:style-name="T3">Una </text:span><text:span text:style-name="Strong_20_Emphasis"><text:span text:style-name="T3">macchina virtuale</text:span></text:span><text:span text:style-name="T3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3">Vantaggi delle VM</text:span></text:span></text:h>
      <text:p text:style-name="Text_20_body"><text:span text:style-name="T3">✅ </text:span><text:span text:style-name="Strong_20_Emphasis"><text:span text:style-name="T3">Isolamento completo</text:span></text:span><text:span text:style-name="T3"> – Ogni VM esegue un intero sistema operativo, garantendo un forte isolamento tra le applicazioni.<text:line-break/>✅ </text:span><text:span text:style-name="Strong_20_Emphasis"><text:span text:style-name="T3">Compatibilità</text:span></text:span><text:span text:style-name="T3"> – Supporta qualsiasi sistema operativo, indipendentemente dall’host.<text:line-break/>✅ </text:span><text:span text:style-name="Strong_20_Emphasis"><text:span text:style-name="T3">Sicurezza</text:span></text:span><text:span text:style-name="T3"> – L'isolamento tra VM rende difficile la compromissione di una VM da parte di un'altra.<text:line-break/>✅ </text:span><text:span text:style-name="Strong_20_Emphasis"><text:span text:style-name="T3">Affidabilità</text:span></text:span><text:span text:style-name="T3"> – Adatto per eseguire applicazioni legacy o software che richiedono una configurazione complessa.</text:span></text:p>
      <text:h text:style-name="Heading_20_5" text:outline-level="5"><text:span text:style-name="Strong_20_Emphasis"><text:span text:style-name="T3">Svantaggi delle VM</text:span></text:span></text:h>
      <text:p text:style-name="Text_20_body"><text:span text:style-name="T3">❌ </text:span><text:span text:style-name="Strong_20_Emphasis"><text:span text:style-name="T3">Consumo di risorse</text:span></text:span><text:span text:style-name="T3"> – Ogni VM esegue un intero sistema operativo, occupando molta RAM, CPU e spazio su disco.<text:line-break/>❌ </text:span><text:span text:style-name="Strong_20_Emphasis"><text:span text:style-name="T3">Lentezza nell'avvio</text:span></text:span><text:span text:style-name="T3"> – Avviare una VM richiede tempo perché bisogna caricare un intero OS.<text:line-break/>❌ </text:span><text:span text:style-name="Strong_20_Emphasis"><text:span text:style-name="T3">Meno portabilità</text:span></text:span><text:span text:style-name="T3"> – Spostare e ridistribuire VM è più pesante rispetto ai container.</text:span></text:p>
      <text:p text:style-name="P7"/>
      <text:h text:style-name="Heading_20_4" text:outline-level="4"><text:span text:style-name="Strong_20_Emphasis"><text:span text:style-name="T3">Docker (Containerization)</text:span></text:span></text:h>
      <text:p text:style-name="Text_20_body"><text:span text:style-name="T3">Docker è una piattaforma di </text:span><text:span text:style-name="Strong_20_Emphasis"><text:span text:style-name="T3">containerizzazione</text:span></text:span><text:span text:style-name="T3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3">Vantaggi di Docker</text:span></text:span></text:h>
      <text:p text:style-name="Text_20_body"><text:span text:style-name="T3">✅ </text:span><text:span text:style-name="Strong_20_Emphasis"><text:span text:style-name="T3">Leggero</text:span></text:span><text:span text:style-name="T3"> – I container condividono il kernel dell’OS host, riducendo il consumo di risorse.<text:line-break/>✅ </text:span><text:span text:style-name="Strong_20_Emphasis"><text:span text:style-name="T3">Avvio rapido</text:span></text:span><text:span text:style-name="T3"> – I container si avviano in pochi secondi.<text:line-break/>✅ </text:span><text:span text:style-name="Strong_20_Emphasis"><text:span text:style-name="T3">Portabilità</text:span></text:span><text:span text:style-name="T3"> – I container sono indipendenti dalla piattaforma e funzionano su qualsiasi macchina con Docker.<text:line-break/>✅ </text:span><text:span text:style-name="Strong_20_Emphasis"><text:span text:style-name="T3">Scalabilità</text:span></text:span><text:span text:style-name="T3"> – Permette di eseguire e gestire molteplici istanze di un’applicazione con facilità.<text:line-break/>✅ </text:span><text:span text:style-name="Strong_20_Emphasis"><text:span text:style-name="T3">Facile gestione</text:span></text:span><text:span text:style-name="T3"> – Si integra bene con sistemi di orchestrazione come Kubernetes.</text:span></text:p>
      <text:h text:style-name="Heading_20_5" text:outline-level="5"><text:span text:style-name="Strong_20_Emphasis"><text:span text:style-name="T3">Svantaggi di Docker</text:span></text:span></text:h>
      <text:p text:style-name="Text_20_body"><text:span text:style-name="T3">❌ </text:span><text:span text:style-name="Strong_20_Emphasis"><text:span text:style-name="T3">Isolamento limitato</text:span></text:span><text:span text:style-name="T3"> – I container condividono il kernel dell’host, quindi possono avere problemi di sicurezza rispetto alle VM.<text:line-break/>❌ </text:span><text:span text:style-name="Strong_20_Emphasis"><text:span text:style-name="T3">Compatibilità limitata</text:span></text:span><text:span text:style-name="T3"> – Funziona meglio su Linux; su Windows richiede workaround o WSL2.<text:line-break/>❌ </text:span><text:span text:style-name="Strong_20_Emphasis"><text:span text:style-name="T3">Meno adatto per applicazioni complesse</text:span></text:span><text:span text:style-name="T3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3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3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3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3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3"/></text:span></text:p>
      <text:p text:style-name="P35"><text:span text:style-name="Strong_20_Emphasis"><text:span text:style-name="T9">Docker </text:span></text:span><text:span text:style-name="Strong_20_Emphasis"><text:span text:style-name="T10">→ aiuta a gestire e creare strutture di container </text:span></text:span></text:p>
      <text:p text:style-name="P35"><text:span text:style-name="Strong_20_Emphasis"><text:span text:style-name="T11">Linux </text:span></text:span><text:span text:style-name="Strong_20_Emphasis"><text:span text:style-name="T10">→ pronto a gestire container</text:span></text:span></text:p>
      <text:p text:style-name="P35"><text:span text:style-name="Strong_20_Emphasis"><text:span text:style-name="T10"/></text:span></text:p>
      <text:p text:style-name="P36"><text:span text:style-name="Strong_20_Emphasis"><text:span text:style-name="T12">Configurazione Docker Desktop</text:span></text:span></text:p>
      <text:p text:style-name="P36"><text:span text:style-name="Strong_20_Emphasis"><text:span text:style-name="T12"/></text:span></text:p>
      <text:p text:style-name="P37"><text:span text:style-name="Strong_20_Emphasis"><text:span text:style-name="T13">Esegui i Seguenti comandi nel cmd </text:span></text:span><text:span text:style-name="Strong_20_Emphasis"><text:span text:style-name="T14">come amministratore</text:span></text:span></text:p>
      <text:p text:style-name="P37"><text:span text:style-name="Strong_20_Emphasis"><text:span text:style-name="T15">Riattivazione hypervisior → bcdedit /set hypervisorlaunchtype auto</text:span></text:span></text:p>
      <text:p text:style-name="P37"><text:span text:style-name="Strong_20_Emphasis"><text:span text:style-name="T15"/></text:span></text:p>
      <text:p text:style-name="P38"><text:span text:style-name="Strong_20_Emphasis"><text:span text:style-name="T13">Esegui i Seguenti comandi nel </text:span></text:span><text:span text:style-name="Strong_20_Emphasis"><text:span text:style-name="T14">poweshell</text:span></text:span><text:span text:style-name="Strong_20_Emphasis"><text:span text:style-name="T13"> </text:span></text:span><text:span text:style-name="Strong_20_Emphasis"><text:span text:style-name="T14">come amministratore</text:span></text:span></text:p>
      <text:p text:style-name="P39"><text:span text:style-name="Strong_20_Emphasis"><text:span text:style-name="T16">enable-windowsoptionalfeatures -online -featurename microsoft-hyper-v -all → </text:span></text:span><text:span text:style-name="Strong_20_Emphasis"><text:span text:style-name="T17">aggiunge caratteristiche Hyper Visor che servono per il container rispondi y</text:span></text:span></text:p>
      <text:p text:style-name="P39"><text:span text:style-name="Strong_20_Emphasis"><text:span text:style-name="T17"/></text:span></text:p>
      <text:p text:style-name="P40"><text:span text:style-name="Strong_20_Emphasis"><text:span text:style-name="T18">enable-windowsoptionalfeature -online -featurename container -all → aggiunge i requisiti per docker </text:span></text:span><text:span text:style-name="Strong_20_Emphasis"><text:span text:style-name="T17">rispondi y</text:span></text:span></text:p>
      <text:p text:style-name="P40"><text:span text:style-name="Strong_20_Emphasis"><text:span text:style-name="T17"/></text:span></text:p>
      <text:p text:style-name="P41"><text:span text:style-name="Strong_20_Emphasis"><text:span text:style-name="T13">Esegui i Seguenti comandi nel cmd </text:span></text:span><text:span text:style-name="Strong_20_Emphasis"><text:span text:style-name="T14">come amministratore</text:span></text:span></text:p>
      <text:p text:style-name="P41"><text:span text:style-name="Strong_20_Emphasis"><text:span text:style-name="T19">wsl —update → aggiorni wsl</text:span></text:span></text:p>
      <text:p text:style-name="P41"><text:span text:style-name="Strong_20_Emphasis"><text:span text:style-name="T19"/></text:span></text:p>
      <text:p text:style-name="P42"><text:span text:style-name="Strong_20_Emphasis"><text:span text:style-name="T20">Crei account di docker da docker desktop installando l’</text:span></text:span><text:span text:style-name="Strong_20_Emphasis"><text:span text:style-name="T21">applicazione docker desktop dal file .exe</text:span></text:span></text:p>
      <text:p text:style-name="P43"><text:span text:style-name="Strong_20_Emphasis"><text:span text:style-name="T22">Riavi PC → e avvi docker desktop</text:span></text:span></text:p>
      <text:p text:style-name="P43"><text:soft-page-break/><text:span text:style-name="Strong_20_Emphasis"><text:span text:style-name="T22"/></text:span></text:p>
      <text:p text:style-name="P44"><text:span text:style-name="Strong_20_Emphasis"><text:span text:style-name="T23">Username mio → </text:span></text:span><text:span text:style-name="Strong_20_Emphasis"><text:span text:style-name="T24">nicolamarano</text:span></text:span></text:p>
      <text:p text:style-name="P45"><text:span text:style-name="Strong_20_Emphasis"><text:span text:style-name="T25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5"/></text:span></text:p>
      <text:p text:style-name="P46"><text:span text:style-name="Strong_20_Emphasis"><text:span text:style-name="T26">metti installazione nelle impostazioni → start docker when you sign in your conputer</text:span></text:span></text:p>
      <text:p text:style-name="P46"><text:span text:style-name="Strong_20_Emphasis"><text:span text:style-name="T26"/></text:span></text:p>
      <text:p text:style-name="P47"><text:span text:style-name="Strong_20_Emphasis"><text:span text:style-name="T27">Creazione Primo Container di una pagina web in rete</text:span></text:span></text:p>
      <text:p text:style-name="P45"><text:span text:style-name="Strong_20_Emphasis"><text:span text:style-name="T25"/></text:span></text:p>
      <text:p text:style-name="P48"><text:span text:style-name="Strong_20_Emphasis"><text:span text:style-name="T28">scarichi estensioni in visual studio code → scaricando estensioni docker exstension pack e prettier </text:span></text:span><text:span text:style-name="Strong_20_Emphasis"><text:span text:style-name="T29">e docker</text:span></text:span></text:p>
      <text:p text:style-name="P49"><text:span text:style-name="Strong_20_Emphasis"><text:span text:style-name="T29">Container → basati su immagine </text:span></text:span></text:p>
      <text:p text:style-name="P50"><text:span text:style-name="Strong_20_Emphasis"><text:span text:style-name="T30">Apri terminale in visual studio code → con ctrl + maiusc + ò</text:span></text:span></text:p>
      <text:p text:style-name="P51"><text:span text:style-name="Strong_20_Emphasis"><text:span text:style-name="T31">docker build .→ crea immagine sul container nel docker → dove appoggia container </text:span></text:span><text:span text:style-name="Strong_20_Emphasis"><text:span text:style-name="T32">interpretando le istruzioni del docker file</text:span></text:span></text:p>
      <text:p text:style-name="P52"><text:span text:style-name="Strong_20_Emphasis"><text:span text:style-name="T33">docker images → vedi immagini presenti nel disco </text:span></text:span></text:p>
      <text:p text:style-name="P53"><text:span text:style-name="Strong_20_Emphasis"><text:span text:style-name="T34">docker run -p </text:span></text:span><text:span text:style-name="Strong_20_Emphasis"><text:span text:style-name="T35">porta</text:span></text:span><text:span text:style-name="Strong_20_Emphasis"><text:span text:style-name="T34">:</text:span></text:span><text:span text:style-name="Strong_20_Emphasis"><text:span text:style-name="T35">porta</text:span></text:span><text:span text:style-name="Strong_20_Emphasis"><text:span text:style-name="T34"> nome immagine → avvi docker </text:span></text:span><text:span text:style-name="Strong_20_Emphasis"><text:span text:style-name="T36">l’immagine sta girando</text:span></text:span></text:p>
      <text:p text:style-name="P53"><text:span text:style-name="Strong_20_Emphasis"><text:span text:style-name="T36"/></text:span></text:p>
      <text:p text:style-name="P54"><text:soft-page-break/><text:span text:style-name="Strong_20_Emphasis"><text:span text:style-name="T37">fai nel browser cerci 127.0.0.1 o localhost:porta → e vedi il sito funzionare</text:span></text:span></text:p>
      <text:p text:style-name="P55"><text:span text:style-name="Strong_20_Emphasis"><text:span text:style-name="T38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39">docker stop nome container → bloccata il container</text:span></text:span></text:p>
      <text:p text:style-name="P45"><text:span text:style-name="Strong_20_Emphasis"><text:span text:style-name="T25"/></text:span></text:p>
      <text:p text:style-name="P57"><text:span text:style-name="Strong_20_Emphasis"><text:span text:style-name="T40">docker gira cancella immagine → non gira più il container</text:span></text:span></text:p>
      <text:p text:style-name="P58"><text:span text:style-name="Strong_20_Emphasis"><text:span text:style-name="T41">1 immagine → </text:span></text:span><text:span text:style-name="Strong_20_Emphasis"><text:span text:style-name="T42">anche </text:span></text:span><text:span text:style-name="Strong_20_Emphasis"><text:span text:style-name="T41">+ container</text:span></text:span></text:p>
      <text:p text:style-name="P58"><text:span text:style-name="Strong_20_Emphasis"><text:span text:style-name="T41"/></text:span></text:p>
      <text:p text:style-name="P59"><text:span text:style-name="Strong_20_Emphasis"><text:span text:style-name="T43">su docker hub vedi immagine già presenti che tu puoi usare</text:span></text:span></text:p>
      <text:p text:style-name="P59"><text:span text:style-name="Strong_20_Emphasis"><text:span text:style-name="T43"/></text:span></text:p>
      <text:p text:style-name="P60">docker run servizio → crea un container con il servizio che mi interessa</text:p>
      <text:p text:style-name="P61"><text:span text:style-name="Strong_20_Emphasis"><text:span text:style-name="T44">docker run node → crei container creando il container con quel servizio→ </text:span></text:span><text:span text:style-name="Strong_20_Emphasis"><text:span text:style-name="T45">fa girare container in base a quello che scarichi</text:span></text:span></text:p>
      <text:p text:style-name="P62"><text:span text:style-name="Strong_20_Emphasis"><text:span text:style-name="T45">docker ps -a → vedi docker attivi e non attivi (tutti)</text:span></text:span></text:p>
      <text:p text:style-name="P62"><text:span text:style-name="Strong_20_Emphasis"><text:span text:style-name="T45"/></text:span></text:p>
      <text:p text:style-name="P63"><text:span text:style-name="Strong_20_Emphasis"><text:span text:style-name="T46">docker run -it node → esegue node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5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6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05T12:51:11.033000000</dc:date>
    <meta:editing-duration>PT3H24M26S</meta:editing-duration>
    <meta:editing-cycles>50</meta:editing-cycles>
    <meta:generator>LibreOffice/24.8.4.2$Windows_X86_64 LibreOffice_project/bb3cfa12c7b1bf994ecc5649a80400d06cd71002</meta:generator>
    <meta:document-statistic meta:table-count="1" meta:image-count="1" meta:object-count="0" meta:page-count="7" meta:paragraph-count="132" meta:word-count="1388" meta:character-count="9170" meta:non-whitespace-character-count="7894"/>
  </office:meta>
</office:document-meta>
</file>